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8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0575in"/>
    </style:style>
    <style:style style:name="co8" style:family="table-column">
      <style:table-column-properties fo:break-before="auto" style:column-width="1.4929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1.1339in"/>
    </style:style>
    <style:style style:name="co11" style:family="table-column">
      <style:table-column-properties fo:break-before="auto" style:column-width="0.9709in"/>
    </style:style>
    <style:style style:name="co12" style:family="table-column">
      <style:table-column-properties fo:break-before="auto" style:column-width="0.4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(s)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4" office:value-type="string" calcext:value-type="string">
            <text:p>Data Points:</text:p>
          </table:table-cell>
          <table:table-cell office:value-type="float" office:value="10800" calcext:value-type="float">
            <text:p>10800</text:p>
          </table:table-cell>
          <table:table-cell table:style-name="ce1" table:number-columns-repeated="1013"/>
        </table:table-row>
        <table:table-row table:style-name="ro1">
          <table:table-cell/>
          <table:table-cell table:style-name="ce2" office:value-type="string" calcext:value-type="string">
            <text:p>Unsupervised</text:p>
          </table:table-cell>
          <table:table-cell table:number-columns-repeated="6"/>
          <table:table-cell table:style-name="ce4" office:value-type="string" calcext:value-type="string">
            <text:p>Features:</text:p>
          </table:table-cell>
          <table:table-cell office:value-type="float" office:value="5904" calcext:value-type="float">
            <text:p>59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10.68" calcext:value-type="float">
            <text:p>10.68</text:p>
          </table:table-cell>
          <table:table-cell office:value-type="float" office:value="0.355541666666667" calcext:value-type="float">
            <text:p>0.355541666666667</text:p>
          </table:table-cell>
          <table:table-cell office:value-type="float" office:value="0.39725" calcext:value-type="float">
            <text:p>0.39725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max_df:</text:p>
          </table:table-cell>
          <table:table-cell office:value-type="float" office:value="0.9" calcext:value-type="float">
            <text:p>0.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BSCAN</text:p>
          </table:table-cell>
          <table:table-cell office:value-type="float" office:value="57.9" calcext:value-type="float">
            <text:p>57.9</text:p>
          </table:table-cell>
          <table:table-cell office:value-type="float" office:value="1" calcext:value-type="float">
            <text:p>1</text:p>
          </table:table-cell>
          <table:table-cell office:value-type="float" office:value="0.425" calcext:value-type="float">
            <text:p>0.425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min_df: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ffinity Propagation</text:p>
          </table:table-cell>
          <table:table-cell office:value-type="float" office:value="558.1" calcext:value-type="float">
            <text:p>558.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1" calcext:value-type="float">
            <text:p>0.171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Sample: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eanshift</text:p>
          </table:table-cell>
          <table:table-cell table:number-columns-repeated="6"/>
          <table:table-cell table:style-name="ce4" office:value-type="string" calcext:value-type="string">
            <text:p>Classes: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pectral Clustering</text:p>
          </table:table-cell>
          <table:table-cell office:value-type="float" office:value="1334.91" calcext:value-type="float">
            <text:p>1334.91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2" calcext:value-type="float">
            <text:p>0.392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ard's Method</text:p>
          </table:table-cell>
          <table:table-cell office:value-type="float" office:value="1613.21" calcext:value-type="float">
            <text:p>1613.21</text:p>
          </table:table-cell>
          <table:table-cell office:value-type="float" office:value="0.341" calcext:value-type="float">
            <text:p>0.341</text:p>
          </table:table-cell>
          <table:table-cell office:value-type="float" office:value="0.461" calcext:value-type="float">
            <text:p>0.46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Supervis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cision Tree</text:p>
          </table:table-cell>
          <table:table-cell office:value-type="float" office:value="4.05" calcext:value-type="float">
            <text:p>4.05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andom Forest</text:p>
          </table:table-cell>
          <table:table-cell office:value-type="float" office:value="12.96" calcext:value-type="float">
            <text:p>12.96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461" calcext:value-type="float">
            <text:p>0.46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ive Bayes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507" calcext:value-type="float">
            <text:p>0.507</text:p>
          </table:table-cell>
          <table:table-cell office:value-type="float" office:value="0.57" calcext:value-type="float">
            <text:p>0.57</text:p>
          </table:table-cell>
          <table:table-cell office:value-type="float" office:value="0.51" calcext:value-type="float">
            <text:p>0.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-Nearest Neighbors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041" calcext:value-type="float">
            <text:p>0.041</text:p>
          </table:table-cell>
          <table:table-cell office:value-type="float" office:value="0.48" calcext:value-type="float">
            <text:p>0.48</text:p>
          </table:table-cell>
          <table:table-cell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float" office:value="1.42" calcext:value-type="float">
            <text:p>1.42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687" calcext:value-type="float">
            <text:p>0.687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(s)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4" office:value-type="string" calcext:value-type="string">
            <text:p>Data Points:</text:p>
          </table:table-cell>
          <table:table-cell office:value-type="float" office:value="53908" calcext:value-type="float">
            <text:p>53908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Unsupervised</text:p>
          </table:table-cell>
          <table:table-cell table:number-columns-repeated="6"/>
          <table:table-cell table:style-name="ce4" office:value-type="string" calcext:value-type="string">
            <text:p>Features:</text:p>
          </table:table-cell>
          <table:table-cell office:value-type="float" office:value="11319" calcext:value-type="float">
            <text:p>1131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30.92" calcext:value-type="float">
            <text:p>30.9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2" calcext:value-type="float">
            <text:p>0.322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max_df: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BSCAN</text:p>
          </table:table-cell>
          <table:table-cell office:value-type="float" office:value="1088.719425" calcext:value-type="float">
            <text:p>1088.719425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min_df: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Supervised</text:p>
          </table:table-cell>
          <table:table-cell table:number-columns-repeated="6"/>
          <table:table-cell table:style-name="ce4" office:value-type="string" calcext:value-type="string">
            <text:p>Sample:</text:p>
          </table:table-cell>
          <table:table-cell office:value-type="float" office:value="500" calcext:value-type="float">
            <text:p>5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cision Tree</text:p>
          </table:table-cell>
          <table:table-cell office:value-type="float" office:value="54.65" calcext:value-type="float">
            <text:p>54.65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4" calcext:value-type="float">
            <text:p>0.04</text:p>
          </table:table-cell>
          <table:table-cell table:style-name="ce4" office:value-type="string" calcext:value-type="string">
            <text:p>Classes: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andom Forest</text:p>
          </table:table-cell>
          <table:table-cell office:value-type="float" office:value="155.99" calcext:value-type="float">
            <text:p>155.99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504" calcext:value-type="float">
            <text:p>0.504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ive Bayes</text:p>
          </table:table-cell>
          <table:table-cell office:value-type="float" office:value="7.28" calcext:value-type="float">
            <text:p>7.28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486" calcext:value-type="float">
            <text:p>0.486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-Nearest Neighbor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float" office:value="17.13" calcext:value-type="float">
            <text:p>17.13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718" calcext:value-type="float">
            <text:p>0.718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(s)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4" office:value-type="string" calcext:value-type="string">
            <text:p>Data Points:</text:p>
          </table:table-cell>
          <table:table-cell office:value-type="float" office:value="106908" calcext:value-type="float">
            <text:p>106908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Unsupervised</text:p>
          </table:table-cell>
          <table:table-cell table:number-columns-repeated="6"/>
          <table:table-cell table:style-name="ce4" office:value-type="string" calcext:value-type="string">
            <text:p>Features:</text:p>
          </table:table-cell>
          <table:table-cell office:value-type="float" office:value="11416" calcext:value-type="float">
            <text:p>114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0.8403611" calcext:value-type="float">
            <text:p>40.8403611</text:p>
          </table:table-cell>
          <table:table-cell office:value-type="float" office:value="0.283" calcext:value-type="float">
            <text:p>0.283</text:p>
          </table:table-cell>
          <table:table-cell office:value-type="float" office:value="0.317" calcext:value-type="float">
            <text:p>0.317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max_df: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BSCAN</text:p>
          </table:table-cell>
          <table:table-cell office:value-type="float" office:value="2835.578487" calcext:value-type="float">
            <text:p>2835.578487</text:p>
          </table:table-cell>
          <table:table-cell office:value-type="float" office:value="1" calcext:value-type="float">
            <text:p>1</text:p>
          </table:table-cell>
          <table:table-cell office:value-type="float" office:value="0.404" calcext:value-type="float">
            <text:p>0.404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min_df: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Supervised</text:p>
          </table:table-cell>
          <table:table-cell table:number-columns-repeated="6"/>
          <table:table-cell table:style-name="ce4" office:value-type="string" calcext:value-type="string">
            <text:p>Sample:</text:p>
          </table:table-cell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cision Tree</text:p>
          </table:table-cell>
          <table:table-cell office:value-type="float" office:value="101.921961" calcext:value-type="float">
            <text:p>101.92196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style-name="ce4" office:value-type="string" calcext:value-type="string">
            <text:p>Classes: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andom Forest</text:p>
          </table:table-cell>
          <table:table-cell office:value-type="float" office:value="329.007626" calcext:value-type="float">
            <text:p>329.007626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ive Bayes</text:p>
          </table:table-cell>
          <table:table-cell office:value-type="float" office:value="14.930016" calcext:value-type="float">
            <text:p>14.930016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435" calcext:value-type="float">
            <text:p>0.435</text:p>
          </table:table-cell>
          <table:table-cell office:value-type="float" office:value="0.46" calcext:value-type="float">
            <text:p>0.46</text:p>
          </table:table-cell>
          <table:table-cell office:value-type="float" office:value="0.43" calcext:value-type="float">
            <text:p>0.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28.610894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.71" calcext:value-type="float">
            <text:p>0.71</text:p>
          </table:table-cell>
          <table:table-cell table:number-columns-repeated="1015"/>
        </table:table-row>
      </table:table>
      <table:table table:name="Sheet2" table:style-name="ta1">
        <table:shapes>
          <draw:frame draw:z-index="0" draw:style-name="gr1" draw:text-style-name="P1" svg:width="6.3878in" svg:height="4.2146in" svg:x="4.4661in" svg:y="2.5724in">
            <draw:object draw:notify-on-update-of-ranges="Sheet2.E5:Sheet2.E5 Sheet2.F5:Sheet2.O5 Sheet2.E6:Sheet2.E6 Sheet2.F6:Sheet2.O6 Sheet2.E7:Sheet2.E7 Sheet2.F7:Sheet2.O7 Sheet2.E8:Sheet2.E8 Sheet2.F8:Sheet2.O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6" table:default-cell-style-name="ce10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(s)</text:p>
          </table:table-cell>
          <table:table-cell table:style-name="ce1" office:value-type="string" calcext:value-type="string">
            <text:p>Performance</text:p>
          </table:table-cell>
          <table:table-cell/>
          <table:table-cell table:style-name="Default"/>
          <table:table-cell/>
          <table:table-cell table:style-name="ce10"/>
          <table:table-cell table:number-columns-repeated="9"/>
        </table:table-row>
        <table:table-row table:style-name="ro1">
          <table:table-cell table:style-name="ce2" office:value-type="string" calcext:value-type="string">
            <text:p>Unsupervised</text:p>
          </table:table-cell>
          <table:table-cell table:number-columns-repeated="3"/>
          <table:table-cell table:style-name="Default"/>
          <table:table-cell/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Kmeans</text:p>
          </table:table-cell>
          <table:table-cell table:style-name="ce3" office:value-type="float" office:value="10.68" calcext:value-type="float">
            <text:p>10.68</text:p>
          </table:table-cell>
          <table:table-cell table:style-name="ce3" office:value-type="float" office:value="0.355541666666667" calcext:value-type="float">
            <text:p>0.355541666666667</text:p>
          </table:table-cell>
          <table:table-cell/>
          <table:table-cell table:style-name="Default"/>
          <table:table-cell/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DBSCAN</text:p>
          </table:table-cell>
          <table:table-cell table:style-name="ce3" office:value-type="float" office:value="57.9" calcext:value-type="float">
            <text:p>57.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/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Affinity Propagation</text:p>
          </table:table-cell>
          <table:table-cell table:style-name="ce3" office:value-type="float" office:value="558.1" calcext:value-type="float">
            <text:p>558.1</text:p>
          </table:table-cell>
          <table:table-cell table:style-name="ce3" office:value-type="float" office:value="0.147" calcext:value-type="float">
            <text:p>0.147</text:p>
          </table:table-cell>
          <table:table-cell/>
          <table:table-cell table:style-name="ce6" office:value-type="string" calcext:value-type="string">
            <text:p>Runtime</text:p>
          </table:table-cell>
          <table:table-cell table:style-name="ce11" office:value-type="string" calcext:value-type="string">
            <text:p>Kmeans</text:p>
          </table:table-cell>
          <table:table-cell table:style-name="ce11" office:value-type="string" calcext:value-type="string">
            <text:p>DBSCAN</text:p>
          </table:table-cell>
          <table:table-cell table:style-name="ce11" office:value-type="string" calcext:value-type="string">
            <text:p>Affinity Propagation</text:p>
          </table:table-cell>
          <table:table-cell table:style-name="ce11" office:value-type="string" calcext:value-type="string">
            <text:p>Spectral Clustering</text:p>
          </table:table-cell>
          <table:table-cell table:style-name="ce11" office:value-type="string" calcext:value-type="string">
            <text:p>Ward's Method</text:p>
          </table:table-cell>
          <table:table-cell table:style-name="ce11" office:value-type="string" calcext:value-type="string">
            <text:p>Decision Tree</text:p>
          </table:table-cell>
          <table:table-cell table:style-name="ce11" office:value-type="string" calcext:value-type="string">
            <text:p>Random Forest</text:p>
          </table:table-cell>
          <table:table-cell table:style-name="ce11" office:value-type="string" calcext:value-type="string">
            <text:p>Naive Bayes</text:p>
          </table:table-cell>
          <table:table-cell table:style-name="ce11" office:value-type="string" calcext:value-type="string">
            <text:p>K-Nearest Neighbors</text:p>
          </table:table-cell>
          <table:table-cell table:style-name="ce11"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Meanshift</text:p>
          </table:table-cell>
          <table:table-cell table:style-name="ce3" table:number-columns-repeated="2"/>
          <table:table-cell/>
          <table:table-cell table:style-name="ce7" office:value-type="string" calcext:value-type="string">
            <text:p>Small (10k points x 5k attrb.)</text:p>
          </table:table-cell>
          <table:table-cell table:style-name="ce12" office:value-type="float" office:value="10.68" calcext:value-type="float">
            <text:p>10.68</text:p>
          </table:table-cell>
          <table:table-cell table:style-name="ce12" office:value-type="float" office:value="57.9" calcext:value-type="float">
            <text:p>57.9</text:p>
          </table:table-cell>
          <table:table-cell table:style-name="ce12" office:value-type="float" office:value="558.1" calcext:value-type="float">
            <text:p>558.1</text:p>
          </table:table-cell>
          <table:table-cell table:style-name="ce12" office:value-type="float" office:value="1334.91" calcext:value-type="float">
            <text:p>1334.91</text:p>
          </table:table-cell>
          <table:table-cell table:style-name="ce12" office:value-type="float" office:value="1613.21" calcext:value-type="float">
            <text:p>1613.21</text:p>
          </table:table-cell>
          <table:table-cell table:style-name="ce12" office:value-type="float" office:value="4.05" calcext:value-type="float">
            <text:p>4.05</text:p>
          </table:table-cell>
          <table:table-cell table:style-name="ce12" office:value-type="float" office:value="12.96" calcext:value-type="float">
            <text:p>12.96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.42" calcext:value-type="float">
            <text:p>1.42</text:p>
          </table:table-cell>
          <table:table-cell/>
        </table:table-row>
        <table:table-row table:style-name="ro1">
          <table:table-cell office:value-type="string" calcext:value-type="string">
            <text:p>Spectral Clustering</text:p>
          </table:table-cell>
          <table:table-cell table:style-name="ce3" office:value-type="float" office:value="1334.91" calcext:value-type="float">
            <text:p>1334.91</text:p>
          </table:table-cell>
          <table:table-cell table:style-name="ce3" office:value-type="float" office:value="0.388" calcext:value-type="float">
            <text:p>0.388</text:p>
          </table:table-cell>
          <table:table-cell/>
          <table:table-cell table:style-name="ce7" office:value-type="string" calcext:value-type="string">
            <text:p>Medium (50k points x 11k attrb.)</text:p>
          </table:table-cell>
          <table:table-cell table:style-name="ce12" office:value-type="float" office:value="30.92" calcext:value-type="float">
            <text:p>30.92</text:p>
          </table:table-cell>
          <table:table-cell table:style-name="ce12" office:value-type="float" office:value="1088.72" calcext:value-type="float">
            <text:p>1088.72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float" office:value="54.65" calcext:value-type="float">
            <text:p>54.65</text:p>
          </table:table-cell>
          <table:table-cell table:style-name="ce12" office:value-type="float" office:value="155.99" calcext:value-type="float">
            <text:p>155.99</text:p>
          </table:table-cell>
          <table:table-cell table:style-name="ce12" office:value-type="float" office:value="7.28" calcext:value-type="float">
            <text:p>7.28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17.13" calcext:value-type="float">
            <text:p>17.13</text:p>
          </table:table-cell>
          <table:table-cell/>
        </table:table-row>
        <table:table-row table:style-name="ro1">
          <table:table-cell office:value-type="string" calcext:value-type="string">
            <text:p>Ward's Method</text:p>
          </table:table-cell>
          <table:table-cell table:style-name="ce3" office:value-type="float" office:value="1613.21" calcext:value-type="float">
            <text:p>1613.21</text:p>
          </table:table-cell>
          <table:table-cell table:style-name="ce3" office:value-type="float" office:value="0.341" calcext:value-type="float">
            <text:p>0.341</text:p>
          </table:table-cell>
          <table:table-cell/>
          <table:table-cell table:style-name="ce7" office:value-type="string" calcext:value-type="string">
            <text:p>Big (100k points x 11k attrb.)</text:p>
          </table:table-cell>
          <table:table-cell table:style-name="ce12" office:value-type="float" office:value="40.84" calcext:value-type="float">
            <text:p>40.84</text:p>
          </table:table-cell>
          <table:table-cell table:style-name="ce12" office:value-type="float" office:value="2835.578487" calcext:value-type="float">
            <text:p>2835.578487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float" office:value="101.92" calcext:value-type="float">
            <text:p>101.92</text:p>
          </table:table-cell>
          <table:table-cell table:style-name="ce12" office:value-type="float" office:value="329.007626" calcext:value-type="float">
            <text:p>329.007626</text:p>
          </table:table-cell>
          <table:table-cell table:style-name="ce12" office:value-type="float" office:value="14.930016" calcext:value-type="float">
            <text:p>14.930016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28.610894" calcext:value-type="float">
            <text:p>28.610894</text:p>
          </table:table-cell>
          <table:table-cell/>
        </table:table-row>
        <table:table-row table:style-name="ro1">
          <table:table-cell table:style-name="ce2" office:value-type="string" calcext:value-type="string">
            <text:p>Supervised</text:p>
          </table:table-cell>
          <table:table-cell table:style-name="ce3"/>
          <table:table-cell table:number-columns-repeated="2"/>
          <table:table-cell table:style-name="ce8"/>
          <table:table-cell table:style-name="ce12" table:number-columns-repeated="6"/>
          <table:table-cell table:style-name="ce13"/>
          <table:table-cell table:style-name="ce12" table:number-columns-repeated="4"/>
        </table:table-row>
        <table:table-row table:style-name="ro1">
          <table:table-cell office:value-type="string" calcext:value-type="string">
            <text:p>Decision Tree</text:p>
          </table:table-cell>
          <table:table-cell table:style-name="ce3" office:value-type="float" office:value="4.05" calcext:value-type="float">
            <text:p>4.05</text:p>
          </table:table-cell>
          <table:table-cell table:style-name="ce3" office:value-type="float" office:value="0.042" calcext:value-type="float">
            <text:p>0.042</text:p>
          </table:table-cell>
          <table:table-cell/>
          <table:table-cell table:style-name="ce6" office:value-type="string" calcext:value-type="string">
            <text:p>Performance</text:p>
          </table:table-cell>
          <table:table-cell table:style-name="ce11" office:value-type="string" calcext:value-type="string">
            <text:p>Kmeans</text:p>
          </table:table-cell>
          <table:table-cell table:style-name="ce11" office:value-type="string" calcext:value-type="string">
            <text:p>DBSCAN</text:p>
          </table:table-cell>
          <table:table-cell table:style-name="ce11" office:value-type="string" calcext:value-type="string">
            <text:p>Affinity Propagation</text:p>
          </table:table-cell>
          <table:table-cell table:style-name="ce11" office:value-type="string" calcext:value-type="string">
            <text:p>Spectral Clustering</text:p>
          </table:table-cell>
          <table:table-cell table:style-name="ce11" office:value-type="string" calcext:value-type="string">
            <text:p>Ward's Method</text:p>
          </table:table-cell>
          <table:table-cell table:style-name="ce11" office:value-type="string" calcext:value-type="string">
            <text:p>Decision Tree</text:p>
          </table:table-cell>
          <table:table-cell table:style-name="ce11" office:value-type="string" calcext:value-type="string">
            <text:p>Random Forest</text:p>
          </table:table-cell>
          <table:table-cell table:style-name="ce11" office:value-type="string" calcext:value-type="string">
            <text:p>Naive Bayes</text:p>
          </table:table-cell>
          <table:table-cell table:style-name="ce11" office:value-type="string" calcext:value-type="string">
            <text:p>K-Nearest Neighbors</text:p>
          </table:table-cell>
          <table:table-cell table:style-name="ce11"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3" office:value-type="float" office:value="12.96" calcext:value-type="float">
            <text:p>12.96</text:p>
          </table:table-cell>
          <table:table-cell table:style-name="ce3" office:value-type="float" office:value="0.461" calcext:value-type="float">
            <text:p>0.461</text:p>
          </table:table-cell>
          <table:table-cell/>
          <table:table-cell table:style-name="ce7" office:value-type="string" calcext:value-type="string">
            <text:p>Small</text:p>
          </table:table-cell>
          <table:table-cell table:style-name="ce12" office:value-type="float" office:value="0.355" calcext:value-type="float">
            <text:p>0.3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47" calcext:value-type="float">
            <text:p>0.147</text:p>
          </table:table-cell>
          <table:table-cell table:style-name="ce12" office:value-type="float" office:value="0.388" calcext:value-type="float">
            <text:p>0.388</text:p>
          </table:table-cell>
          <table:table-cell table:style-name="ce12" office:value-type="float" office:value="0.341" calcext:value-type="float">
            <text:p>0.341</text:p>
          </table:table-cell>
          <table:table-cell table:style-name="ce12" office:value-type="float" office:value="0.042" calcext:value-type="float">
            <text:p>0.042</text:p>
          </table:table-cell>
          <table:table-cell table:style-name="ce12" office:value-type="float" office:value="0.461" calcext:value-type="float">
            <text:p>0.461</text:p>
          </table:table-cell>
          <table:table-cell table:style-name="ce12" office:value-type="float" office:value="0.507" calcext:value-type="float">
            <text:p>0.507</text:p>
          </table:table-cell>
          <table:table-cell table:style-name="ce12" office:value-type="float" office:value="0.041" calcext:value-type="float">
            <text:p>0.041</text:p>
          </table:table-cell>
          <table:table-cell table:style-name="ce12" office:value-type="float" office:value="0.687" calcext:value-type="float">
            <text:p>0.687</text:p>
          </table:table-cell>
          <table:table-cell/>
        </table:table-row>
        <table:table-row table:style-name="ro1">
          <table:table-cell office:value-type="string" calcext:value-type="string">
            <text:p>Naive Bayes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07" calcext:value-type="float">
            <text:p>0.507</text:p>
          </table:table-cell>
          <table:table-cell/>
          <table:table-cell table:style-name="ce7" office:value-type="string" calcext:value-type="string">
            <text:p>Medium</text:p>
          </table:table-cell>
          <table:table-cell table:style-name="ce12" office:value-type="float" office:value="0.346" calcext:value-type="float">
            <text:p>0.34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float" office:value="0.038" calcext:value-type="float">
            <text:p>0.038</text:p>
          </table:table-cell>
          <table:table-cell table:style-name="ce12" office:value-type="float" office:value="0.504" calcext:value-type="float">
            <text:p>0.504</text:p>
          </table:table-cell>
          <table:table-cell table:style-name="ce12" office:value-type="float" office:value="0.486" calcext:value-type="float">
            <text:p>0.486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0.718" calcext:value-type="float">
            <text:p>0.718</text:p>
          </table:table-cell>
          <table:table-cell/>
        </table:table-row>
        <table:table-row table:style-name="ro1">
          <table:table-cell office:value-type="string" calcext:value-type="string">
            <text:p>K-Nearest Neighbors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041" calcext:value-type="float">
            <text:p>0.041</text:p>
          </table:table-cell>
          <table:table-cell/>
          <table:table-cell table:style-name="ce7" office:value-type="string" calcext:value-type="string">
            <text:p>Big</text:p>
          </table:table-cell>
          <table:table-cell table:style-name="ce12" office:value-type="float" office:value="0.283" calcext:value-type="float">
            <text:p>0.28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float" office:value="0.039" calcext:value-type="float">
            <text:p>0.039</text:p>
          </table:table-cell>
          <table:table-cell table:style-name="ce12" office:value-type="float" office:value="0.512" calcext:value-type="float">
            <text:p>0.512</text:p>
          </table:table-cell>
          <table:table-cell table:style-name="ce12" office:value-type="float" office:value="0.435" calcext:value-type="float">
            <text:p>0.435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0.71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table:style-name="ce3" office:value-type="float" office:value="1.42" calcext:value-type="float">
            <text:p>1.42</text:p>
          </table:table-cell>
          <table:table-cell table:style-name="ce3" office:value-type="float" office:value="0.687" calcext:value-type="float">
            <text:p>0.687</text:p>
          </table:table-cell>
          <table:table-cell/>
          <table:table-cell table:style-name="ce9" table:number-columns-repeated="4"/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/>
          <table:table-cell table:style-name="ce6"/>
          <table:table-cell table:number-columns-repeated="11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(s)</text:p>
          </table:table-cell>
          <table:table-cell table:style-name="ce1" office:value-type="string" calcext:value-type="string">
            <text:p>Performance</text:p>
          </table:table-cell>
          <table:table-cell/>
          <table:table-cell table:style-name="ce7"/>
          <table:table-cell table:number-columns-repeated="11"/>
        </table:table-row>
        <table:table-row table:style-name="ro1">
          <table:table-cell table:style-name="ce2" office:value-type="string" calcext:value-type="string">
            <text:p>Unsupervised</text:p>
          </table:table-cell>
          <table:table-cell table:number-columns-repeated="3"/>
          <table:table-cell table:style-name="ce7"/>
          <table:table-cell table:number-columns-repeated="11"/>
        </table:table-row>
        <table:table-row table:style-name="ro1">
          <table:table-cell office:value-type="string" calcext:value-type="string">
            <text:p>Kmeans</text:p>
          </table:table-cell>
          <table:table-cell table:style-name="ce3" office:value-type="float" office:value="30.92" calcext:value-type="float">
            <text:p>30.92</text:p>
          </table:table-cell>
          <table:table-cell table:style-name="ce3" office:value-type="float" office:value="0.346" calcext:value-type="float">
            <text:p>0.346</text:p>
          </table:table-cell>
          <table:table-cell/>
          <table:table-cell table:style-name="ce7"/>
          <table:table-cell table:number-columns-repeated="11"/>
        </table:table-row>
        <table:table-row table:style-name="ro1">
          <table:table-cell office:value-type="string" calcext:value-type="string">
            <text:p>DBSCAN</text:p>
          </table:table-cell>
          <table:table-cell table:style-name="ce3" office:value-type="float" office:value="1088.719425" calcext:value-type="float">
            <text:p>1088.71942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style-name="ce5" office:value-type="string" calcext:value-type="string">
            <text:p>Affinity Propagation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5" office:value-type="string" calcext:value-type="string">
            <text:p>Meanshift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5" office:value-type="string" calcext:value-type="string">
            <text:p>Spectral Clustering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5" office:value-type="string" calcext:value-type="string">
            <text:p>Ward's Method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Supervised</text:p>
          </table:table-cell>
          <table:table-cell table:number-columns-repeated="3"/>
          <table:table-cell table:style-name="ce9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Decision Tree</text:p>
          </table:table-cell>
          <table:table-cell table:style-name="ce3" office:value-type="float" office:value="54.65" calcext:value-type="float">
            <text:p>54.65</text:p>
          </table:table-cell>
          <table:table-cell table:style-name="ce3" office:value-type="float" office:value="0.038" calcext:value-type="float">
            <text:p>0.038</text:p>
          </table:table-cell>
          <table:table-cell/>
          <table:table-cell table:style-name="Default"/>
          <table:table-cell table:style-name="ce10" table:number-columns-repeated="2"/>
          <table:table-cell table:style-name="ce9"/>
          <table:table-cell table:number-columns-repeated="8"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3" office:value-type="float" office:value="155.99" calcext:value-type="float">
            <text:p>155.99</text:p>
          </table:table-cell>
          <table:table-cell table:style-name="ce3" office:value-type="float" office:value="0.504" calcext:value-type="float">
            <text:p>0.504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1">
          <table:table-cell office:value-type="string" calcext:value-type="string">
            <text:p>Naive Bayes</text:p>
          </table:table-cell>
          <table:table-cell table:style-name="ce3" office:value-type="float" office:value="7.28" calcext:value-type="float">
            <text:p>7.28</text:p>
          </table:table-cell>
          <table:table-cell table:style-name="ce3" office:value-type="float" office:value="0.486" calcext:value-type="float">
            <text:p>0.486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K-Nearest Neighbors</text:p>
          </table:table-cell>
          <table:table-cell table:style-name="ce3" table:number-columns-repeated="2"/>
          <table:table-cell table:number-columns-repeated="4"/>
          <table:table-cell table:style-name="ce9"/>
          <table:table-cell table:number-columns-repeated="8"/>
        </table:table-row>
        <table:table-row table:style-name="ro1">
          <table:table-cell office:value-type="string" calcext:value-type="string">
            <text:p>SVM</text:p>
          </table:table-cell>
          <table:table-cell table:style-name="ce3" office:value-type="float" office:value="17.13" calcext:value-type="float">
            <text:p>17.13</text:p>
          </table:table-cell>
          <table:table-cell table:style-name="ce3" office:value-type="float" office:value="0.718" calcext:value-type="float">
            <text:p>0.718</text:p>
          </table:table-cell>
          <table:table-cell/>
          <table:table-cell table:style-name="ce9" table:number-columns-repeated="7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style-name="ce10" table:number-columns-repeated="2"/>
          <table:table-cell table:style-name="ce9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(s)</text:p>
          </table:table-cell>
          <table:table-cell table:style-name="ce1" office:value-type="string" calcext:value-type="string">
            <text:p>Performance</text:p>
          </table:table-cell>
          <table:table-cell table:number-columns-repeated="4"/>
          <table:table-cell table:style-name="ce9"/>
          <table:table-cell table:style-name="ce10"/>
          <table:table-cell table:style-name="ce12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Unsupervised</text:p>
          </table:table-cell>
          <table:table-cell table:number-columns-repeated="6"/>
          <table:table-cell table:style-name="ce9"/>
          <table:table-cell table:style-name="ce10"/>
          <table:table-cell table:style-name="ce1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Kmeans</text:p>
          </table:table-cell>
          <table:table-cell table:style-name="ce3" office:value-type="float" office:value="40.8403611" calcext:value-type="float">
            <text:p>40.8403611</text:p>
          </table:table-cell>
          <table:table-cell table:style-name="ce3" office:value-type="float" office:value="0.283" calcext:value-type="float">
            <text:p>0.283</text:p>
          </table:table-cell>
          <table:table-cell table:style-name="ce3"/>
          <table:table-cell table:number-columns-repeated="3"/>
          <table:table-cell table:style-name="ce9"/>
          <table:table-cell table:style-name="ce10"/>
          <table:table-cell table:style-name="ce1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BSCAN</text:p>
          </table:table-cell>
          <table:table-cell table:style-name="ce3" office:value-type="float" office:value="2835.578487" calcext:value-type="float">
            <text:p>2835.57848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style-name="ce5" office:value-type="string" calcext:value-type="string">
            <text:p>Affinity Propagation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9"/>
        </table:table-row>
        <table:table-row table:style-name="ro1">
          <table:table-cell table:style-name="ce5" office:value-type="string" calcext:value-type="string">
            <text:p>Meanshift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Spectral Clustering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Ward's Method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Supervised</text:p>
          </table:table-cell>
          <table:table-cell table:number-columns-repeated="3"/>
          <table:table-cell table:style-name="ce9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Decision Tree</text:p>
          </table:table-cell>
          <table:table-cell table:style-name="ce3" office:value-type="float" office:value="101.921961" calcext:value-type="float">
            <text:p>101.921961</text:p>
          </table:table-cell>
          <table:table-cell table:style-name="ce3" office:value-type="float" office:value="0.039" calcext:value-type="float">
            <text:p>0.039</text:p>
          </table:table-cell>
          <table:table-cell/>
          <table:table-cell table:style-name="Default"/>
          <table:table-cell table:style-name="ce1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3" office:value-type="float" office:value="329.007626" calcext:value-type="float">
            <text:p>329.007626</text:p>
          </table:table-cell>
          <table:table-cell table:style-name="ce3" office:value-type="float" office:value="0.512" calcext:value-type="float">
            <text:p>0.5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ive Bayes</text:p>
          </table:table-cell>
          <table:table-cell table:style-name="ce3" office:value-type="float" office:value="14.930016" calcext:value-type="float">
            <text:p>14.930016</text:p>
          </table:table-cell>
          <table:table-cell table:style-name="ce3" office:value-type="float" office:value="0.435" calcext:value-type="float">
            <text:p>0.435</text:p>
          </table:table-cell>
          <table:table-cell table:number-columns-repeated="13"/>
        </table:table-row>
        <table:table-row table:style-name="ro1">
          <table:table-cell table:style-name="ce5" office:value-type="string" calcext:value-type="string">
            <text:p>K-Nearest Neighbo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M</text:p>
          </table:table-cell>
          <table:table-cell table:style-name="ce3" office:value-type="float" office:value="28.610894" calcext:value-type="float">
            <text:p>28.610894</text:p>
          </table:table-cell>
          <table:table-cell table:style-name="ce3" office:value-type="float" office:value="0.71" calcext:value-type="float">
            <text:p>0.71</text:p>
          </table:table-cell>
          <table:table-cell/>
          <table:table-cell table:style-name="ce9" table:number-columns-repeated="3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style-name="ce10" table:number-columns-repeated="2"/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table:style-name="ce9" table:number-columns-repeated="3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style-name="ce10" table:number-columns-repeated="2"/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table:style-name="ce9" table:number-columns-repeated="3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style-name="ce10" table:number-columns-repeated="2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 style:data-style-name="N2" text:time-value="10:46:23.717731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Rouly</meta:initial-creator>
    <meta:creation-date>2014-05-09T00:53:55.471445885</meta:creation-date>
    <dc:date>2014-05-09T14:19:34.894691096</dc:date>
    <dc:creator>Michel Rouly</dc:creator>
    <meta:editing-duration>PT4H39M13S</meta:editing-duration>
    <meta:editing-cycles>22</meta:editing-cycles>
    <meta:generator>LibreOffice/4.2.3.3$Linux_X86_64 LibreOffice_project/420m0$Build-3</meta:generator>
    <meta:document-statistic meta:table-count="2" meta:cell-count="4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CMU Sans Serif'" style:font-style-name="Bold" fo:font-size="12pt" fo:font-weight="bold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2">
      <style:chart-properties chart:display-label="true" chart:logarithmic="false" chart:text-overlap="true" chart:reverse-direction="false" text:line-break="false" chart:axis-position="start" style:rotation-angle="45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5" style:family="chart" style:data-style-name="N2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family="'CMU Sans Serif'" style:font-style-name="Bold"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355e00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dc23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26cm" svg:height="10.706cm" xlink:href=".." xlink:type="simple" chart:class="chart:bar" chart:style-name="ch1">
        <chart:legend svg:x="2.013cm" svg:y="0.556cm" style:legend-expansion="custom" chartooo:width="13.663cm" chartooo:height="0.981cm" style:legend-expansion-aspect-ratio="13.927624872579" chart:style-name="ch2"/>
        <chart:plot-area chart:style-name="ch3" table:cell-range-address="Sheet2.E5:Sheet2.O8" chart:data-source-has-labels="both" svg:x="0.673cm" svg:y="1.335cm" svg:width="14.815cm" svg:height="9.276cm">
          <chartooo:coordinate-region svg:x="2.326cm" svg:y="1.534cm" svg:width="13.162cm" svg:height="5.646cm"/>
          <chart:axis chart:dimension="x" chart:name="primary-x" chart:style-name="ch4" chartooo:axis-type="auto">
            <chartooo:date-scale/>
            <chart:categories table:cell-range-address="Sheet2.F5:Sheet2.O5"/>
          </chart:axis>
          <chart:axis chart:dimension="y" chart:name="primary-y" chart:style-name="ch5">
            <chart:title svg:x="0.03cm" svg:y="6.634cm" chart:style-name="ch6">
              <text:p>Runtime in Seconds</text:p>
            </chart:title>
            <chart:grid chart:style-name="ch7" chart:class="major"/>
          </chart:axis>
          <chart:series chart:style-name="ch8" chart:values-cell-range-address="Sheet2.F6:Sheet2.O6" chart:label-cell-address="Sheet2.E6:Sheet2.E6" chart:class="chart:bar">
            <chart:data-point chart:repeated="10"/>
          </chart:series>
          <chart:series chart:style-name="ch9" chart:values-cell-range-address="Sheet2.F7:Sheet2.O7" chart:label-cell-address="Sheet2.E7:Sheet2.E7" chart:class="chart:bar">
            <chart:data-point chart:repeated="10"/>
          </chart:series>
          <chart:series chart:style-name="ch10" chart:values-cell-range-address="Sheet2.F8:Sheet2.O8" chart:label-cell-address="Sheet2.E8:Sheet2.E8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eans</text:p>
                <draw:g>
                  <svg:desc>Sheet2.F5:Sheet2.O5</svg:desc>
                </draw:g>
              </table:table-cell>
              <table:table-cell office:value-type="string">
                <text:p>DBSCAN</text:p>
              </table:table-cell>
              <table:table-cell office:value-type="string">
                <text:p>Affinity Propagation</text:p>
              </table:table-cell>
              <table:table-cell office:value-type="string">
                <text:p>Spectral Clustering</text:p>
              </table:table-cell>
              <table:table-cell office:value-type="string">
                <text:p>Ward's Method</text:p>
              </table:table-cell>
              <table:table-cell office:value-type="string">
                <text:p>Decision Tree</text:p>
              </table:table-cell>
              <table:table-cell office:value-type="string">
                <text:p>Random Forest</text:p>
              </table:table-cell>
              <table:table-cell office:value-type="string">
                <text:p>Naive Bayes</text:p>
              </table:table-cell>
              <table:table-cell office:value-type="string">
                <text:p>K-Nearest Neighbors</text:p>
              </table:table-cell>
              <table:table-cell office:value-type="string">
                <text:p>SVM</text:p>
              </table:table-cell>
            </table:table-row>
          </table:table-header-rows>
          <table:table-rows>
            <table:table-row>
              <table:table-cell office:value-type="string">
                <text:p>Small (10k points x 5k attrb.)</text:p>
                <draw:g>
                  <svg:desc>Sheet2.E6:Sheet2.E6</svg:desc>
                </draw:g>
              </table:table-cell>
              <table:table-cell office:value-type="float" office:value="10.68">
                <text:p>10.68</text:p>
                <draw:g>
                  <svg:desc>Sheet2.F6:Sheet2.O6</svg:desc>
                </draw:g>
              </table:table-cell>
              <table:table-cell office:value-type="float" office:value="57.9">
                <text:p>57.9</text:p>
              </table:table-cell>
              <table:table-cell office:value-type="float" office:value="558.1">
                <text:p>558.1</text:p>
              </table:table-cell>
              <table:table-cell office:value-type="float" office:value="1334.91">
                <text:p>1334.91</text:p>
              </table:table-cell>
              <table:table-cell office:value-type="float" office:value="1613.21">
                <text:p>1613.21</text:p>
              </table:table-cell>
              <table:table-cell office:value-type="float" office:value="4.05">
                <text:p>4.05</text:p>
              </table:table-cell>
              <table:table-cell office:value-type="float" office:value="12.96">
                <text:p>12.96</text:p>
              </table:table-cell>
              <table:table-cell office:value-type="float" office:value="0.75">
                <text:p>0.75</text:p>
              </table:table-cell>
              <table:table-cell office:value-type="float" office:value="1.5">
                <text:p>1.5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Medium (50k points x 11k attrb.)</text:p>
                <draw:g>
                  <svg:desc>Sheet2.E7:Sheet2.E7</svg:desc>
                </draw:g>
              </table:table-cell>
              <table:table-cell office:value-type="float" office:value="30.92">
                <text:p>30.92</text:p>
                <draw:g>
                  <svg:desc>Sheet2.F7:Sheet2.O7</svg:desc>
                </draw:g>
              </table:table-cell>
              <table:table-cell office:value-type="float" office:value="1088.72">
                <text:p>1088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65">
                <text:p>54.65</text:p>
              </table:table-cell>
              <table:table-cell office:value-type="float" office:value="155.99">
                <text:p>155.99</text:p>
              </table:table-cell>
              <table:table-cell office:value-type="float" office:value="7.28">
                <text:p>7.28</text:p>
              </table:table-cell>
              <table:table-cell office:value-type="float" office:value="NaN">
                <text:p>NaN</text:p>
              </table:table-cell>
              <table:table-cell office:value-type="float" office:value="17.13">
                <text:p>17.13</text:p>
              </table:table-cell>
            </table:table-row>
            <table:table-row>
              <table:table-cell office:value-type="string">
                <text:p>Big (100k points x 11k attrb.)</text:p>
                <draw:g>
                  <svg:desc>Sheet2.E8:Sheet2.E8</svg:desc>
                </draw:g>
              </table:table-cell>
              <table:table-cell office:value-type="float" office:value="40.84">
                <text:p>40.84</text:p>
                <draw:g>
                  <svg:desc>Sheet2.F8:Sheet2.O8</svg:desc>
                </draw:g>
              </table:table-cell>
              <table:table-cell office:value-type="float" office:value="2835.578487">
                <text:p>2835.578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.92">
                <text:p>101.92</text:p>
              </table:table-cell>
              <table:table-cell office:value-type="float" office:value="329.007626">
                <text:p>329.007626</text:p>
              </table:table-cell>
              <table:table-cell office:value-type="float" office:value="14.930016">
                <text:p>14.930016</text:p>
              </table:table-cell>
              <table:table-cell office:value-type="float" office:value="NaN">
                <text:p>NaN</text:p>
              </table:table-cell>
              <table:table-cell office:value-type="float" office:value="28.610894">
                <text:p>28.610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